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A300000281B152FE3C921E6B1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Tahoma" svg:font-family="Tahoma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10d0c" draw:fill="none" draw:textarea-horizontal-align="justify" draw:textarea-vertical-align="middle" draw:auto-grow-height="false" fo:min-height="0.428cm" fo:min-width="2.224cm"/>
    </style:style>
    <style:style style:name="gr3" style:family="graphic" style:parent-style-name="objectwithoutfill">
      <style:graphic-properties svg:stroke-width="0.035cm" svg:stroke-color="#f10d0c" draw:marker-start-width="0.252cm" draw:marker-end="線の終点_20_1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7.699cm" svg:height="10.449cm" svg:x="1cm" svg:y="5.301cm">
          <draw:image xlink:href="Pictures/10000001000006A300000281B152FE3C921E6B14.png" xlink:type="simple" xlink:show="embed" xlink:actuate="onLoad" draw:mime-type="image/png">
            <text:p/>
          </draw:image>
        </draw:frame>
        <draw:custom-shape draw:style-name="gr2" draw:text-style-name="P2" draw:layer="layout" svg:width="2.796cm" svg:height="0.75cm" svg:x="23.6cm" svg:y="13.7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27.15cm" svg:y1="12.65cm" svg:x2="26.4cm" svg:y2="13.6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Tahoma" svg:font-family="Tahoma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marker draw:name="線の終点_20_2" draw:display-name="線の終点 2" svg:viewBox="0 0 1131 1580" svg:d="M1013 1491l118 89-567-1580-564 1580 114-85 136-68 148-46 161-17 161 13 153 46z"/>
    <draw:marker draw:name="線の終点_20_3" draw:display-name="線の終点 3" svg:viewBox="0 641 2239 1601" svg:d="M1126 641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線の終点_20_4" draw:display-name="線の終点 4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線の終点_20_5" draw:display-name="線の終点 5" svg:viewBox="0 0 836 946" svg:d="M0 0v110h418 418v-110zM418 110l-418 836h836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7T20:27:50.455000000</meta:creation-date>
    <dc:date>2022-11-27T20:34:42.663000000</dc:date>
    <meta:editing-duration>PT6M53S</meta:editing-duration>
    <meta:editing-cycles>1</meta:editing-cycles>
    <meta:document-statistic meta:object-count="3"/>
    <meta:generator>LibreOffice/7.3.7.2$Windows_X86_64 LibreOffice_project/e114eadc50a9ff8d8c8a0567d6da8f454beeb84f</meta:generator>
  </office:meta>
</office:document-meta>
</file>